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7400002491000012142CB08EDA.wmf"/>
  <manifest:file-entry manifest:media-type="" manifest:full-path="Pictures/2000000700000FB5000000C94FDA4EAC.wmf"/>
  <manifest:file-entry manifest:media-type="" manifest:full-path="Pictures/2000005F0000249100001606ECD4DD06.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figureHead">
      <style:paragraph-properties fo:orphans="2" fo:widows="2" fo:keep-with-next="always"/>
      <style:text-properties fo:font-size="12pt" fo:font-weight="bold" style:font-size-asian="12pt" style:font-weight-asian="bold" style:font-size-complex="12pt" style:font-weight-complex="bold"/>
    </style:style>
    <style:style style:name="P2" style:family="paragraph" style:parent-style-name="Standard">
      <style:paragraph-properties fo:margin-top="0in" fo:margin-bottom="0.0972in" fo:line-height="100%" fo:text-align="justify" style:justify-single-word="false" fo:orphans="2" fo:widows="2" fo:padding="0in" fo:border="none"/>
    </style:style>
    <style:style style:name="P3" style:family="paragraph" style:parent-style-name="body">
      <style:paragraph-properties fo:orphans="2" fo:widows="2"/>
    </style:style>
    <style:style style:name="P4" style:family="paragraph" style:parent-style-name="Standard">
      <style:paragraph-properties fo:margin-top="0in" fo:margin-bottom="0in" fo:orphans="2" fo:widows="2"/>
    </style:style>
    <style:style style:name="P5" style:family="paragraph" style:parent-style-name="Standard">
      <style:paragraph-properties fo:margin-top="0in" fo:margin-bottom="1in" style:line-height-at-least="0.139in" fo:orphans="2" fo:widows="2"/>
    </style:style>
    <style:style style:name="P6" style:family="paragraph" style:parent-style-name="Standard">
      <style:paragraph-properties fo:margin-top="1in" fo:margin-bottom="0in" style:line-height-at-least="0.139in" fo:orphans="2" fo:widows="2" fo:keep-with-next="always"/>
    </style:style>
    <style:style style:name="P7" style:family="paragraph" style:parent-style-name="Standard">
      <style:paragraph-properties fo:margin-top="0.1665in" fo:margin-bottom="0in" style:line-height-at-least="0.139in" fo:orphans="2" fo:widows="2" fo:keep-with-next="always"/>
    </style:style>
    <style:style style:name="P8" style:family="paragraph" style:parent-style-name="Standard">
      <style:paragraph-properties fo:margin-top="0.0555in" fo:margin-bottom="0in" style:line-height-at-least="0.139in" fo:orphans="2" fo:widows="2" fo:keep-with-next="always"/>
    </style:style>
    <style:style style:name="P9" style:family="paragraph" style:parent-style-name="Heading_20_1" style:master-page-name="Standard">
      <style:paragraph-properties fo:margin-top="0in" fo:margin-bottom="0in" fo:orphans="2" fo:widows="2" style:page-number="auto"/>
    </style:style>
    <style:style style:name="P10" style:family="paragraph" style:parent-style-name="Heading_20_3">
      <style:paragraph-properties fo:margin-top="0.0417in" fo:margin-bottom="0.0693in" fo:orphans="2" fo:widows="2"/>
    </style:style>
    <style:style style:name="P11" style:family="paragraph" style:parent-style-name="body">
      <style:paragraph-properties fo:orphans="2" fo:widows="2"/>
    </style:style>
    <style:style style:name="P12" style:family="paragraph" style:parent-style-name="Heading_20_2">
      <style:paragraph-properties fo:margin-top="0in" fo:margin-bottom="0.0972in" fo:orphans="2" fo:widows="2"/>
    </style:style>
    <style:style style:name="P13"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fo:font-weight="bold" style:font-weight-asian="bold" style:font-weight-complex="bold"/>
    </style:style>
    <style:style style:name="T3" style:family="text">
      <style:text-properties style:use-window-font-color="true"/>
    </style:style>
    <style:style style:name="fr1" style:family="graphic" style:parent-style-name="Frame">
      <style:graphic-properties fo:margin-left="-0.0008in" fo:margin-right="-0.0008in" fo:margin-top="0in" fo:margin-bottom="0in" style:wrap="none" style:vertical-pos="from-top" style:vertical-rel="paragraph" style:horizontal-pos="from-left" style:horizontal-rel="paragraph" fo:padding="0in" fo:border="none"/>
    </style:style>
    <style:style style:name="fr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13" svg:width="6.4996in" svg:height="0.135in" svg:x="-2in" svg:y="0in">
        <draw:image xlink:href="Pictures/20000007000025F9000000C9F0140E06.wmf" xlink:type="simple" xlink:show="embed" xlink:actuate="onLoad">
          <text:p/>
        </draw:image>
      </draw:frame>
      <draw:frame text:anchor-type="page" text:anchor-page-number="1" draw:z-index="3" draw:name="Picture 67" draw:style-name="gr2" draw:text-style-name="P13" svg:width="2.7913in" svg:height="0.135in" svg:x="-2in" svg:y="0in">
        <draw:image xlink:href="Pictures/2000000700000FB5000000C94FDA4EAC.wmf" xlink:type="simple" xlink:show="embed" xlink:actuate="onLoad">
          <text:p/>
        </draw:image>
      </draw:frame>
      <draw:frame text:anchor-type="page" text:anchor-page-number="1" draw:z-index="6" draw:name="Picture 68" draw:style-name="gr2" draw:text-style-name="P13" svg:width="2.7913in" svg:height="0.135in" svg:x="-2in" svg:y="0in">
        <draw:image xlink:href="Pictures/2000000700000FB5000000C94FDA4EAC.wmf" xlink:type="simple" xlink:show="embed" xlink:actuate="onLoad">
          <text:p/>
        </draw:image>
      </draw:frame>
      <draw:frame text:anchor-type="page" text:anchor-page-number="1" draw:z-index="7" draw:name="Picture 69" draw:style-name="gr2" draw:text-style-name="P13" svg:width="2.7913in" svg:height="0.135in" svg:x="-2in" svg:y="0in">
        <draw:image xlink:href="Pictures/2000000700000FB5000000C94FDA4EAC.wmf" xlink:type="simple" xlink:show="embed" xlink:actuate="onLoad">
          <text:p/>
        </draw:image>
      </draw:frame>
      <draw:frame text:anchor-type="page" text:anchor-page-number="1" draw:z-index="8" draw:name="Picture 70" draw:style-name="gr2" draw:text-style-name="P13" svg:width="2.7913in" svg:height="0.135in" svg:x="-2in" svg:y="0in">
        <draw:image xlink:href="Pictures/2000000700000FB5000000C94FDA4EAC.wmf" xlink:type="simple" xlink:show="embed" xlink:actuate="onLoad">
          <text:p/>
        </draw:image>
      </draw:frame>
      <draw:frame text:anchor-type="page" text:anchor-page-number="1" draw:z-index="9" draw:name="Picture 71" draw:style-name="gr2" draw:text-style-name="P13" svg:width="2.7913in" svg:height="0.135in" svg:x="-2in" svg:y="0in">
        <draw:image xlink:href="Pictures/2000000700000FB5000000C94FDA4EAC.wmf" xlink:type="simple" xlink:show="embed" xlink:actuate="onLoad">
          <text:p/>
        </draw:image>
      </draw:frame>
      <draw:frame text:anchor-type="page" text:anchor-page-number="1" draw:z-index="10" draw:name="Picture 72" draw:style-name="gr2" draw:text-style-name="P13" svg:width="2.7913in" svg:height="0.135in" svg:x="-2in" svg:y="0in">
        <draw:image xlink:href="Pictures/2000000700000FB5000000C94FDA4EAC.wmf" xlink:type="simple" xlink:show="embed" xlink:actuate="onLoad">
          <text:p/>
        </draw:image>
      </draw:frame>
      <draw:frame text:anchor-type="page" text:anchor-page-number="1" draw:z-index="12" draw:name="Picture 73" draw:style-name="gr2" draw:text-style-name="P13" svg:width="2.7913in" svg:height="0.135in" svg:x="-2in" svg:y="0in">
        <draw:image xlink:href="Pictures/2000000700000FB5000000C94FDA4EAC.wmf" xlink:type="simple" xlink:show="embed" xlink:actuate="onLoad">
          <text:p/>
        </draw:image>
      </draw:frame>
      <draw:frame text:anchor-type="page" text:anchor-page-number="1" draw:z-index="13" draw:name="Picture 74" draw:style-name="gr2" draw:text-style-name="P13" svg:width="2.7913in" svg:height="0.135in" svg:x="-2in" svg:y="0in">
        <draw:image xlink:href="Pictures/2000000700000FB5000000C94FDA4EAC.wmf" xlink:type="simple" xlink:show="embed" xlink:actuate="onLoad">
          <text:p/>
        </draw:image>
      </draw:frame>
      <draw:frame text:anchor-type="page" text:anchor-page-number="1" draw:z-index="14" draw:name="Picture 75" draw:style-name="gr2" draw:text-style-name="P13" svg:width="2.7913in" svg:height="0.135in" svg:x="-2in" svg:y="0in">
        <draw:image xlink:href="Pictures/2000000700000FB5000000C94FDA4EAC.wmf" xlink:type="simple" xlink:show="embed" xlink:actuate="onLoad">
          <text:p/>
        </draw:image>
      </draw:frame>
      <draw:frame text:anchor-type="page" text:anchor-page-number="1" draw:z-index="15" draw:name="Picture 76" draw:style-name="gr2" draw:text-style-name="P13" svg:width="2.7913in" svg:height="0.135in" svg:x="-2in" svg:y="0in">
        <draw:image xlink:href="Pictures/2000000700000FB5000000C94FDA4EAC.wmf" xlink:type="simple" xlink:show="embed" xlink:actuate="onLoad">
          <text:p/>
        </draw:image>
      </draw:frame>
      <draw:frame text:anchor-type="page" text:anchor-page-number="1" draw:z-index="16" draw:name="Picture 77" draw:style-name="gr2" draw:text-style-name="P13" svg:width="2.7913in" svg:height="0.135in" svg:x="-2in" svg:y="0in">
        <draw:image xlink:href="Pictures/2000000700000FB5000000C94FDA4EAC.wmf" xlink:type="simple" xlink:show="embed" xlink:actuate="onLoad">
          <text:p/>
        </draw:image>
      </draw:frame>
      <draw:frame text:anchor-type="page" text:anchor-page-number="1" draw:z-index="17" draw:name="Picture 78" draw:style-name="gr2" draw:text-style-name="P13" svg:width="2.7913in" svg:height="0.135in" svg:x="-2in" svg:y="0in">
        <draw:image xlink:href="Pictures/2000000700000FB5000000C94FDA4EAC.wmf" xlink:type="simple" xlink:show="embed" xlink:actuate="onLoad">
          <text:p/>
        </draw:image>
      </draw:frame>
      <draw:frame text:anchor-type="page" text:anchor-page-number="1" draw:z-index="18" draw:name="Picture 79" draw:style-name="gr2" draw:text-style-name="P13" svg:width="2.7913in" svg:height="0.135in" svg:x="-2in" svg:y="0in">
        <draw:image xlink:href="Pictures/2000000700000FB5000000C94FDA4EAC.wmf" xlink:type="simple" xlink:show="embed" xlink:actuate="onLoad">
          <text:p/>
        </draw:image>
      </draw:frame>
      <text:h text:style-name="P9" text:outline-level="1"><text:bookmark text:name="R-1030959"/>Roles and Scenarios</text:h>
      <text:p text:style-name="P5"><text:bookmark text:name="_GoBack"/><draw:frame draw:style-name="fr2" draw:name="graphics1" text:anchor-type="as-char" svg:width="6.5in" svg:height="0.1346in" draw:z-index="23"><draw:image xlink:href="Pictures/20000007000025F9000000C9F0140E06.wmf" xlink:type="simple" xlink:show="embed" xlink:actuate="onLoad"/></draw:frame></text:p>
      <text:p text:style-name="P6"><draw:frame draw:style-name="fr2" draw:name="1" text:anchor-type="as-char" svg:width="2.7917in" svg:height="0.1346in" draw:z-index="11"><draw:image xlink:href="Pictures/2000000700000FB5000000C94FDA4EAC.wmf" xlink:type="simple" xlink:show="embed" xlink:actuate="onLoad"/></draw:frame></text:p>
      <text:h text:style-name="P12" text:outline-level="2"><text:bookmark text:name="R-1087777"/>Roles</text:h>
      <text:p text:style-name="P3">This chapter describes roles required for the development and deployment of applications built using the JDO architecture. The goal is to identify the nature of the work specific to each role so that the contracts specific to each role can be implemented on each side of the contracts.</text:p>
      <text:p text:style-name="P3">The detailed contracts are specified in other chapters of this specification. The specific intent here is to identify the primary users and implementors of these contracts.</text:p>
      <text:h text:style-name="P10" text:outline-level="3">Application Developer</text:h>
      <text:p text:style-name="P3">The application developer writes software to the <text:span text:style-name="T2">JDO API</text:span>. The JDO application developer does not have to be an expert in the technology related to a specific datastore.</text:p>
      <text:h text:style-name="P10" text:outline-level="3">Application Component Provider</text:h>
      <text:p text:style-name="P3">The application component provider produces an application library that implements application functionality through Java classes with business methods that store data persistently in one or more EISes through the JDO API.</text:p>
      <text:p text:style-name="P3">There are two types of application components that interact with JDO. JDO-transparent application components, typically helper classes, are those that use JDO to have their state stored in a transactional datastore, and directly access other components by references of their fields. Thus, they do not need to use JDO APIs directly.</text:p>
      <text:p text:style-name="P3">JDO-aware application components (message-driven beans and session beans) use services of JDO by directly accessing its API. These components use JDO query facilities to retrieve collections of JDO instances from the datastore, make specific instances persistent in a particular datastore, delete specific persistent instances from the datastore, interrogate the cached state of JDO instances, or explicitly manage the cache of the JDO <text:span text:style-name="T1">PersistenceManager</text:span>. These application components are non-transparent users of JDO.</text:p>
      <text:p text:style-name="P3">Session beans that use helper JDO classes interact directly with <text:span text:style-name="T1">PersistenceManager</text:span> and <text:span text:style-name="T1">JDOHelper</text:span>. They can use the life cycle methods and query factory methods, while ignoring the transaction demarcation methods if they use container-managed transactions.</text:p>
      <text:p text:style-name="P3">The output of the application component provider is a set of jar files containing application components.</text:p>
      <text:h text:style-name="P10" text:outline-level="3">Application Assembler</text:h>
      <text:p text:style-name="P3">The application assembler is a domain expert who assembles application components from multiple sources including in-house developers and application library vendors. The application <text:soft-page-break/>assembler can combine different types of application components, for example EJBs, servlets, or JSPs, into a single end-user-visible application.</text:p>
      <text:p text:style-name="P3">The input of the application assembler is one or more jar files, produced by application component providers. The output is one or more jar files with deployment specific descriptions. </text:p>
      <text:h text:style-name="P10" text:outline-level="3">Deployer</text:h>
      <text:p text:style-name="P3">The deployer is responsible for configuring assembled components into specific operational environments. The deployer resolves all external references from components to other components or to the operational system. </text:p>
      <text:p text:style-name="P3">For example, the deployer will bind application components in specific operating environments to datastores in those environments, and will resolve references from one application component to another. This typically involves using container-provided tools.</text:p>
      <text:p text:style-name="P3">The deployer must understand, and be able to define, security roles, transactions, and connection pooling protocols for multiple datastores, application components, and containers.</text:p>
      <text:h text:style-name="P10" text:outline-level="3">System Administrator</text:h>
      <text:p text:style-name="P3">The system administrator manages the configuration and administration of multiple containers, resource adapters and EISs that combine into an operational system. </text:p>
      <text:p text:style-name="P3">Readers primarily interested in developing applications with the JDO API can ignore the following sections. <text:a xlink:type="simple" xlink:href="" text:style-name="Internet_20_link" text:visited-style-name="Visited_20_Internet_20_Link"><text:span text:style-name="T3">Skip to Section </text:span></text:a><text:a xlink:type="simple" xlink:href="" text:style-name="Internet_20_link" text:visited-style-name="Visited_20_Internet_20_Link"><text:span text:style-name="T3"><text:bookmark-ref text:reference-format="number-all-superior" text:ref-name="__RefHeading__43822_1345045923">4.2</text:bookmark-ref></text:span></text:a><text:a xlink:type="simple" xlink:href="" text:style-name="Internet_20_link" text:visited-style-name="Visited_20_Internet_20_Link"><text:span text:style-name="T3">.</text:span></text:a></text:p>
      <text:h text:style-name="P10" text:outline-level="3">JDO Vendor</text:h>
      <text:p text:style-name="P3">The JDO vendor is an expert in the technology related to a specific datastore and is responsible for providing a <text:span text:style-name="T2">JDO SPI</text:span> implementation for that specific datastore. Since this role is highly datastore specific, a datastore vendor will often provide the standard JDO implementation. </text:p>
      <text:p text:style-name="P3">A vendor can also provide a JDO implementation and associated set of application development tools through a loose coupling with a specific third party datastore. Such providers specialize in writing connectors and related tools for a specific EIS or might provide a more general tool for a large number of datastores.</text:p>
      <text:p text:style-name="P3">The JDO vendor requires that the EIS vendor has implemented the J2EE Connector architecture and the role of the JDO implementation is that of a synchronization adapter to the connector architecture.</text:p>
      <text:p text:style-name="P3">Readers primarily interested in JDO as a local persistence mechanism can ignore the following section. <text:a xlink:type="simple" xlink:href="" text:style-name="Internet_20_link" text:visited-style-name="Visited_20_Internet_20_Link"><text:span text:style-name="T3">Skip to Section </text:span></text:a><text:a xlink:type="simple" xlink:href="" text:style-name="Internet_20_link" text:visited-style-name="Visited_20_Internet_20_Link"><text:span text:style-name="T3"><text:bookmark-ref text:reference-format="number-all-superior" text:ref-name="__RefHeading__43822_1345045923">4.2</text:bookmark-ref></text:span></text:a><text:a xlink:type="simple" xlink:href="" text:style-name="Internet_20_link" text:visited-style-name="Visited_20_Internet_20_Link"><text:span text:style-name="T3">.</text:span></text:a></text:p>
      <text:h text:style-name="P10" text:outline-level="3">Connector Provider</text:h>
      <text:p text:style-name="P3">The connector provider is typically the vendor of the EIS or datastore, and is responsible for supplying a library of interface implementations that satisfy the resource adapter interface.</text:p>
      <text:p text:style-name="P3">In the JDO architecture, the Connector is a separate component, supplied by either the JDO vendor or by an EIS vendor or third party.</text:p>
      <text:h text:style-name="P10" text:outline-level="3">Application Server Vendor</text:h>
      <text:p text:style-name="P3">An application server vendor <text:a xlink:type="simple" xlink:href="#_blank">[see Appendix A reference ]1</text:a>, provides an implementation of a J2EE compliant application server that provides support for component-based enterprise applications. A typical application server vendor is an OS vendor, middleware vendor, or database vendor.</text:p>
      <text:p text:style-name="P3"><text:soft-page-break/>The role of application server vendor will typically be the same as that of the container provider.</text:p>
      <text:h text:style-name="P10" text:outline-level="3">Container Provider</text:h>
      <text:p text:style-name="P3">For bean-managed persistence, the container provides deployed application components with transaction and security management, distribution of clients, scalable management of resources and other services that are generally required as part of a managed server platform. </text:p>
      <text:p text:style-name="P7"><draw:frame draw:style-name="fr2" draw:name="2" text:anchor-type="as-char" svg:width="2.7917in" svg:height="0.1346in" draw:z-index="1"><draw:image xlink:href="Pictures/2000000700000FB5000000C94FDA4EAC.wmf" xlink:type="simple" xlink:show="embed" xlink:actuate="onLoad"/></draw:frame></text:p>
      <text:h text:style-name="P12" text:outline-level="2"><text:bookmark-start text:name="__RefHeading__43822_1345045923"/><text:bookmark text:name="R-1056907"/>Scenario: Embedded calendar management system<text:bookmark-end text:name="__RefHeading__43822_1345045923"/></text:h>
      <text:p text:style-name="P3">This section describes a scenario to illustrate the use of JDO architecture in an embedded mobile device such as a personal information manager (PIM) or telephone.</text:p>
      <text:p text:style-name="P8"><draw:frame draw:style-name="fr2" draw:name="3" text:anchor-type="as-char" svg:width="6.5in" svg:height="0.1346in" draw:z-index="2"><draw:image xlink:href="Pictures/20000007000025F9000000C9F0140E06.wmf" xlink:type="simple" xlink:show="embed" xlink:actuate="onLoad"/></draw:frame></text:p>
      <text:p text:style-name="P1"><text:tab/>Figure 5.0<text:tab/>Scenario: Embedded calendar manager</text:p>
      <text:p text:style-name="P3"><draw:frame draw:style-name="fr1" draw:name="Frame1" text:anchor-type="paragraph" svg:x="-0.0008in" svg:y="-0.0008in" fo:min-width="0.0161in" draw:z-index="19"><draw:text-box fo:min-height="0.0161in"><text:p text:style-name="P2"><draw:frame draw:style-name="fr2" draw:name="4" text:anchor-type="as-char" svg:width="6.5in" svg:height="3.9165in" draw:z-index="20"><draw:image xlink:href="Pictures/2000005F0000249100001606ECD4DD06.wmf" xlink:type="simple" xlink:show="embed" xlink:actuate="onLoad"/></draw:frame></text:p></draw:text-box></draw:frame>Sven’s Phones is a manufacturer of high function telephones for the traveling businessperson. They have implemented a Java operating environment that provides persistence via a Java file I/O subsystem that writes to flash RAM.</text:p>
      <text:p text:style-name="P3">Apache Persistware is a supplier of JDO software that has a small footprint and as such, is especially suited for embedded devices such as personal digital assistants and telephones. They use Java file I/O to store JDO instances persistently.</text:p>
      <text:p text:style-name="P3"><text:soft-page-break/>Calendars-R-Us is a supplier of appointment and calendar software that is written for several operating environments, from high function telephones to desktop workstations and enterprise application servers.</text:p>
      <text:p text:style-name="P3">Calendars-R-Us uses the JDO API directly to manage calendar appointments on behalf of the user. The calendar application needs to insert, delete, and change calendar appointments based on the user’s keypad input. It uses Java application domain classes: <text:span text:style-name="T1">Appointment</text:span>, <text:span text:style-name="T1">Contact</text:span>, <text:span text:style-name="T1">Note</text:span>, <text:span text:style-name="T1">Reminder</text:span>, <text:span text:style-name="T1">Location</text:span>, and <text:span text:style-name="T1">TelephoneNumber</text:span>. It employs JDK library classes: <text:span text:style-name="T1">Time</text:span>, <text:span text:style-name="T1">Date</text:span>, <text:span text:style-name="T1">ArrayList</text:span>, and <text:span text:style-name="T1">Calendar</text:span>. </text:p>
      <text:p text:style-name="P3">Calendars-R-Us previously used Java file I/O APIs directly, but ran into several difficulties. The most efficient storage for some environments was an indexed file system, which was required only for management of thousands of entries. However, when they ported the application to the telephone, the indexed file system was too resource-intensive, and had to be abandoned.</text:p>
      <text:p text:style-name="P3">They then wrote a data access manager for sequential files, but found that it burned out the flash RAM due to too much rewriting of data. They concluded that they needed to use the services of another software provider who specialized in persistence for flash RAM in embedded devices.</text:p>
      <text:p text:style-name="P3">Apache Persistware developed a file access manager based on the Berkeley File System and successfully sold it to a range of Java customers from embedded devices to workstations. The interface was proprietary, which meant that every new sale was a challenge, because customers were loath to invest resources in learning a different interface for each environment they wanted to support. After all, Java was portable. Why wasn’t file access?</text:p>
      <text:p text:style-name="P3">Sven’s Phones was a successful supplier of telephones to the mobile professional, but found themselves constrained by a lack of software developers. They wanted to offer a platform on which specially tailored software from multiple vendors could operate, and take advantage of external developers to write software for their telephones.</text:p>
      <text:p text:style-name="P3">The solution to all of these issues was to separate the software into components that could be tailored by the domain expert for each component.</text:p>
      <text:p text:style-name="P3">Sven’s phones implemented the Java runtime environment for their phones, and wrote an efficient sequential file I/O manager that implemented the Java file I/O interface. This interface was used by Apache Persistware to build a JDO implementation, including a JDO instance handler and a JDO query manager. </text:p>
      <text:p text:style-name="P3">Using the JDO interface, Calendars-R-Us rewrote just the query part of their software. The application classes did not have to be changed. Only the persistence interface that queried for specific instances needed to be modified.</text:p>
      <text:p text:style-name="P3">Readers primarily interested in JDO as a local persistence mechanism can ignore the following section. <text:a xlink:type="simple" xlink:href="" text:style-name="Internet_20_link" text:visited-style-name="Visited_20_Internet_20_Link"><text:span text:style-name="T3">Skip to Chapter 5.</text:span></text:a></text:p>
      <text:p text:style-name="P7"><draw:frame draw:style-name="fr2" draw:name="5" text:anchor-type="as-char" svg:width="2.7917in" svg:height="0.1346in" draw:z-index="4"><draw:image xlink:href="Pictures/2000000700000FB5000000C94FDA4EAC.wmf" xlink:type="simple" xlink:show="embed" xlink:actuate="onLoad"/></draw:frame></text:p>
      <text:h text:style-name="P12" text:outline-level="2">Scenario: Enterprise Calendar Manager</text:h>
      <text:p text:style-name="P3">Calendars-R-Us also supports workstations and enterprise mainframes with their calendar software, and they use the same interface for persistence in all environments. For enterprise environments, they simply need to use a different JDO implementation supplied by a different vendor to achieve persistence for their calendar objects.</text:p>
      <text:p text:style-name="P8"><text:soft-page-break/><draw:frame draw:style-name="fr2" draw:name="6" text:anchor-type="as-char" svg:width="6.5in" svg:height="0.1346in" draw:z-index="5"><draw:image xlink:href="Pictures/20000007000025F9000000C9F0140E06.wmf" xlink:type="simple" xlink:show="embed" xlink:actuate="onLoad"/></draw:frame></text:p>
      <text:p text:style-name="P1"><text:tab/>Figure 6.0<text:tab/>Scenario: Enterprise Calendar Manager</text:p>
      <text:p text:style-name="P3"><draw:frame draw:style-name="fr1" draw:name="Frame2" text:anchor-type="paragraph" svg:x="-0.0008in" svg:y="-0.0008in" fo:min-width="0.0161in" draw:z-index="21"><draw:text-box fo:min-height="0.0161in"><text:p text:style-name="P2"><draw:frame draw:style-name="fr3" draw:name="7" text:anchor-type="as-char" svg:y="-3.0126in" svg:width="6.5in" svg:height="3.2083in" draw:z-index="22"><draw:image xlink:href="Pictures/2000007400002491000012142CB08EDA.wmf" xlink:type="simple" xlink:show="embed" xlink:actuate="onLoad"/></draw:frame></text:p></draw:text-box></draw:frame>In this scenario, the JDO implementation is provided by a vendor that maps Java objects to relational databases. The implementation uses a JCA Resource Adapter to connect to the datastore.</text:p>
      <text:p text:style-name="P3">The JDO <text:span text:style-name="T1">PersistenceManager</text:span> is a caching manager, as defined by the Connector architecture, and it is configured to use a JCA Resource Adapter. The <text:span text:style-name="T1">PersistenceManager</text:span> instance might be cached when used with a Session Bean, and might be serially reused for multiple session beans.</text:p>
      <text:p text:style-name="P3">Multiple JDO <text:span text:style-name="T1">PersistenceManager</text:span> instances might serially reuse connections from the same pool of JDBC drivers. Therefore, resource sharing is accomplished while maintaining state for each sessio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figureHead" style:family="paragraph" style:default-outline-level="">
      <style:paragraph-properties fo:margin="100%" fo:margin-left="0.75in" fo:margin-right="0in" fo:margin-top="0in" fo:margin-bottom="0.0972in" style:line-height-at-least="0.1598in" fo:text-align="justify" style:justify-single-word="false" fo:orphans="0" fo:widows="0" fo:text-indent="0in" style:auto-text-indent="false" style:writing-mode="lr-tb">
        <style:tab-stops>
          <style:tab-stop style:position="0.752in"/>
          <style:tab-stop style:position="1.75in"/>
        </style:tab-stops>
      </style:paragraph-properties>
      <style:text-properties style:use-window-font-color="true" style:font-name="Times New Roman" fo:font-size="9.5pt" style:font-size-asian="9.5pt" style:font-size-complex="9.5pt"/>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text:start-value="4">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7</meta:editing-cycles>
    <meta:creation-date>2012-06-24T14:21:07.70</meta:creation-date>
    <meta:editing-duration>PT7M13S</meta:editing-duration>
    <meta:generator>OpenOffice.org/3.4$Win32 OpenOffice.org_project/340m1$Build-9590</meta:generator>
    <dc:title>JDO_Chapter</dc:title>
    <dc:date>2012-08-07T21:11:02.76</dc:date>
    <meta:document-statistic meta:table-count="0" meta:image-count="8" meta:object-count="0" meta:page-count="5" meta:paragraph-count="64" meta:word-count="1523" meta:character-count="1029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